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092cm" style:rel-column-width="15775*"/>
    </style:style>
    <style:style style:name="Tabela4.B" style:family="table-column">
      <style:table-column-properties style:column-width="4.62cm" style:rel-column-width="17808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fo:font-weight="bold" officeooo:rsid="001fe870" officeooo:paragraph-rsid="0021a043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1" style:family="paragraph" style:parent-style-name="Table_20_Contents">
      <style:text-properties style:font-name="Arial" fo:font-size="14pt" officeooo:rsid="00306f1d" officeooo:paragraph-rsid="00306f1d" style:font-size-asian="14pt" style:font-size-complex="14pt"/>
    </style:style>
    <style:style style:name="P12" style:family="paragraph" style:parent-style-name="Table_20_Contents">
      <style:text-properties style:font-name="Arial" fo:font-size="14pt" officeooo:rsid="00306f1d" officeooo:paragraph-rsid="00230704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ae077" style:font-size-asian="14pt" style:font-size-complex="14pt"/>
    </style:style>
    <style:style style:name="P14" style:family="paragraph" style:parent-style-name="Table_20_Contents">
      <style:text-properties style:font-name="Arial" fo:font-size="14pt" officeooo:rsid="0029a65f" officeooo:paragraph-rsid="003ae077" style:font-size-asian="14pt" style:font-size-complex="14pt"/>
    </style:style>
    <style:style style:name="P15" style:family="paragraph" style:parent-style-name="Table_20_Contents">
      <style:text-properties style:font-name="Arial" fo:font-size="14pt" officeooo:rsid="003d88bd" officeooo:paragraph-rsid="003d88bd" style:font-size-asian="14pt" style:font-size-complex="14pt"/>
    </style:style>
    <style:style style:name="P16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59758" officeooo:paragraph-rsid="00330aef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306f1d" officeooo:paragraph-rsid="00306f1d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373752" officeooo:paragraph-rsid="00373752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3d88bd" officeooo:paragraph-rsid="003d88bd" style:font-size-asian="14pt" style:font-style-asian="italic" style:font-size-complex="14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2fb2d5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ae077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3" style:family="paragraph" style:parent-style-name="Table_20_Contents" style:list-style-name="L4">
      <style:text-properties style:font-name="Arial" fo:font-size="14pt" officeooo:rsid="0021a043" officeooo:paragraph-rsid="00306f1d" style:font-size-asian="14pt" style:font-size-complex="14pt"/>
    </style:style>
    <style:style style:name="P34" style:family="paragraph" style:parent-style-name="Table_20_Contents" style:list-style-name="L4">
      <style:text-properties style:font-name="Arial" fo:font-size="14pt" officeooo:rsid="0021a043" officeooo:paragraph-rsid="003577e2" style:font-size-asian="14pt" style:font-size-complex="14pt"/>
    </style:style>
    <style:style style:name="P35" style:family="paragraph" style:parent-style-name="Table_20_Contents" style:list-style-name="L6">
      <style:text-properties style:font-name="Arial" fo:font-size="14pt" officeooo:rsid="0029a65f" officeooo:paragraph-rsid="003ae077" style:font-size-asian="14pt" style:font-size-complex="14pt"/>
    </style:style>
    <style:style style:name="P36" style:family="paragraph" style:parent-style-name="Table_20_Contents" style:list-style-name="L7">
      <style:text-properties style:font-name="Arial" fo:font-size="14pt" officeooo:rsid="0029a65f" officeooo:paragraph-rsid="003ae077" style:font-size-asian="14pt" style:font-size-complex="14pt"/>
    </style:style>
    <style:style style:name="P37" style:family="paragraph" style:parent-style-name="Table_20_Contents" style:list-style-name="L6">
      <style:text-properties style:font-name="Arial" fo:font-size="14pt" fo:font-weight="bold" officeooo:rsid="003d6431" officeooo:paragraph-rsid="003d6431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text-properties officeooo:paragraph-rsid="00218f55"/>
    </style:style>
    <style:style style:name="P39" style:family="paragraph" style:parent-style-name="Standard" style:list-style-name="L2">
      <style:text-properties officeooo:paragraph-rsid="00218f55"/>
    </style:style>
    <style:style style:name="P40" style:family="paragraph" style:parent-style-name="Standard" style:list-style-name="L5">
      <style:text-properties officeooo:paragraph-rsid="003ae077"/>
    </style:style>
    <style:style style:name="P41" style:family="paragraph" style:parent-style-name="Standard" style:list-style-name="L8">
      <style:text-properties style:font-name="Arial" fo:font-size="22pt" fo:font-style="italic" fo:font-weight="bold" officeooo:rsid="001fe870" officeooo:paragraph-rsid="003ae077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fb2d5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1a043"/>
    </style:style>
    <style:style style:name="T11" style:family="text">
      <style:text-properties fo:font-style="italic" officeooo:rsid="00306f1d" style:font-style-asian="italic" style:font-style-complex="italic"/>
    </style:style>
    <style:style style:name="T12" style:family="text">
      <style:text-properties officeooo:rsid="002fb2d5"/>
    </style:style>
    <style:style style:name="T13" style:family="text">
      <style:text-properties officeooo:rsid="00306f1d"/>
    </style:style>
    <style:style style:name="T14" style:family="text">
      <style:text-properties officeooo:rsid="002b93c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b93ca" style:font-weight-asian="bold" style:font-weight-complex="bold"/>
    </style:style>
    <style:style style:name="T17" style:family="text">
      <style:text-properties fo:font-weight="bold" officeooo:rsid="003ae077" style:font-weight-asian="bold" style:font-weight-complex="bold"/>
    </style:style>
    <style:style style:name="T18" style:family="text">
      <style:text-properties officeooo:rsid="003ae077"/>
    </style:style>
    <style:style style:name="T19" style:family="text">
      <style:text-properties officeooo:rsid="003d8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2">5.01</text:span> – <text:span text:style-name="T1">Gerenciar Atendimentos – <text:tab/><text:tab/><text:tab/> <text:s text:c="10"/><text:tab/><text:tab/> <text:s text:c="3"/>Adicionar Aten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0">Como <text:span text:style-name="T2">Administrador</text:span></text:p>
            <text:p text:style-name="P31">Eu quero <text:span text:style-name="T3">criar um novo atendimento n</text:span><text:span text:style-name="T2">o sistema</text:span></text:p>
            <text:p text:style-name="P31">De modo que <text:span text:style-name="T2">eu possa mantê-lo e utilizar seu cadastro no sistema</text:span></text:p>
          </table:table-cell>
        </table:table-row>
      </table:table>
      <text:p text:style-name="P1"/>
      <text:p text:style-name="P4">Detalhes de Implementação:</text:p>
      <text:p text:style-name="P5"/>
      <text:list xml:id="list536028324" text:style-name="L1">
        <text:list-item>
          <text:p text:style-name="P38"><text:span text:style-name="T7">Tabelas/</text:span><text:span text:style-name="T6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8">ATENDIMENTO</text:p>
          </table:table-cell>
          <table:table-cell table:style-name="Tabela4.A1" office:value-type="string">
            <text:p text:style-name="P25">Nome do Campo</text:p>
          </table:table-cell>
          <table:table-cell table:style-name="Tabela4.C1" office:value-type="string">
            <text:p text:style-name="P26">Campo BD</text:p>
          </table:table-cell>
        </table:table-row>
        <table:table-row>
          <table:table-cell table:style-name="Tabela4.A2" table:number-rows-spanned="7" office:value-type="string">
            <text:p text:style-name="P17"/>
          </table:table-cell>
          <table:table-cell table:style-name="Tabela4.A2" office:value-type="string">
            <text:p text:style-name="P18">ID_<text:span text:style-name="T12">ATENDIMENTO</text:span></text:p>
          </table:table-cell>
          <table:table-cell table:style-name="Tabela4.C2" office:value-type="string">
            <text:p text:style-name="P9">ID_<text:span text:style-name="T12">ATEN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8">ID_<text:span text:style-name="T12">ANIMAL</text:span></text:p>
          </table:table-cell>
          <table:table-cell table:style-name="Tabela4.C2" office:value-type="string">
            <text:p text:style-name="P11">ANIMAL.ID_ANIMAL</text:p>
          </table:table-cell>
        </table:table-row>
        <table:table-row>
          <table:covered-table-cell/>
          <table:table-cell table:style-name="Tabela4.A2" office:value-type="string">
            <text:p text:style-name="P19">IS_EXCLUIDO</text:p>
          </table:table-cell>
          <table:table-cell table:style-name="Tabela4.C2" office:value-type="string">
            <text:p text:style-name="P20">IS_EXCLUIDO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24">Situação</text:p>
          </table:table-cell>
          <table:table-cell table:style-name="Tabela4.C2" office:value-type="string">
            <text:p text:style-name="P21"><text:span text:style-name="T19">TP_SITUACAO</text:span>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23">Data de Finalização</text:p>
          </table:table-cell>
          <table:table-cell table:style-name="Tabela4.C2" office:value-type="string">
            <text:p text:style-name="P23">DATA_FINALIZACAO - DATE</text:p>
          </table:table-cell>
        </table:table-row>
        <table:table-row>
          <table:covered-table-cell/>
          <table:table-cell table:style-name="Tabela4.A2" office:value-type="string">
            <text:p text:style-name="P22">Data</text:p>
          </table:table-cell>
          <table:table-cell table:style-name="Tabela4.C2" office:value-type="string">
            <text:p text:style-name="P22">DATA - DATE</text:p>
          </table:table-cell>
        </table:table-row>
        <table:table-row>
          <table:covered-table-cell/>
          <table:table-cell table:style-name="Tabela4.A2" office:value-type="string">
            <text:p text:style-name="P17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1"/>
      <text:list xml:id="list1602176424" text:style-name="L2">
        <text:list-item>
          <text:p text:style-name="P39"><text:span text:style-name="T5">Validações</text:span><text:span text:style-name="T4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5">Nome do Campo</text:p>
          </table:table-cell>
          <table:table-cell table:style-name="Tabela2.A1" office:value-type="string">
            <text:p text:style-name="P25">Validação</text:p>
          </table:table-cell>
          <table:table-cell table:style-name="Tabela2.C1" office:value-type="string">
            <text:p text:style-name="P27">Outros</text:p>
          </table:table-cell>
        </table:table-row>
        <table:table-row>
          <table:table-cell table:style-name="Tabela2.A2" office:value-type="string">
            <text:p text:style-name="P22">Animal</text:p>
          </table:table-cell>
          <table:table-cell table:style-name="Tabela2.A2" office:value-type="string">
            <text:list xml:id="list68969851" text:style-name="L3">
              <text:list-item>
                <text:p text:style-name="P32">Obrigatório (<text:span text:style-name="T13">Animal</text:span> deve ser informado)</text:p>
              </text:list-item>
            </text:list>
          </table:table-cell>
          <table:table-cell table:style-name="Tabela2.C2" office:value-type="string">
            <text:p text:style-name="P11">Pesquisar na tabela ANIMAL</text:p>
          </table:table-cell>
        </table:table-row>
        <table:table-row>
          <table:table-cell table:style-name="Tabela2.A2" office:value-type="string">
            <text:p text:style-name="P16"><text:span text:style-name="T13">Procedimento</text:span> <text:s/></text:p>
          </table:table-cell>
          <table:table-cell table:style-name="Tabela2.A2" office:value-type="string">
            <text:list xml:id="list3233787074" text:style-name="L4">
              <text:list-item>
                <text:p text:style-name="P33">Obrigatório (<text:span text:style-name="T11">Procedimento</text:span> deve ser informado) </text:p>
              </text:list-item>
            </text:list>
          </table:table-cell>
          <table:table-cell table:style-name="Tabela2.C2" office:value-type="string">
            <text:p text:style-name="P12">Pesquisar na tabela PROCEDIMENTO</text:p>
          </table:table-cell>
        </table:table-row>
        <table:table-row>
          <table:table-cell table:style-name="Tabela2.A2" office:value-type="string">
            <text:p text:style-name="P22">Data</text:p>
          </table:table-cell>
          <table:table-cell table:style-name="Tabela2.A2" office:value-type="string">
            <text:list xml:id="list183132159404709" text:continue-numbering="true" text:style-name="L4">
              <text:list-item>
                <text:p text:style-name="P34">Obrigatório (<text:span text:style-name="T13">Data </text:span>deve ser informad<text:span text:style-name="T13">a</text:span>) </text:p>
              </text:list-item>
            </text:list>
          </table:table-cell>
          <table:table-cell table:style-name="Tabela2.C2" office:value-type="string">
            <text:p text:style-name="P10"><text:s/></text:p>
          </table:table-cell>
        </table:table-row>
        <table:table-row>
          <table:table-cell table:style-name="Tabela2.A2" office:value-type="string">
            <text:p text:style-name="P24">Situação</text:p>
          </table:table-cell>
          <table:table-cell table:style-name="Tabela2.A2" office:value-type="string">
            <text:list xml:id="list183131376012940" text:continue-numbering="true" text:style-name="L4">
              <text:list-header>
                <text:p text:style-name="P34"/>
              </text:list-header>
            </text:list>
          </table:table-cell>
          <table:table-cell table:style-name="Tabela2.C2" office:value-type="string">
            <text:p text:style-name="P15">Utilizar Enum TP_SITUACAO:</text:p>
            <text:p text:style-name="P15">0-Em requisição</text:p>
            <text:p text:style-name="P15"><text:soft-page-break/>1-Aceito</text:p>
            <text:p text:style-name="P15">2-Negado</text:p>
          </table:table-cell>
        </table:table-row>
      </table:table>
      <text:p text:style-name="P6"/>
      <text:p text:style-name="P6"/>
      <text:p text:style-name="P2"/>
      <text:list xml:id="list348367124" text:style-name="L5">
        <text:list-item>
          <text:p text:style-name="P40"><text:span text:style-name="T8">Relacionamentos</text:span><text:span text:style-name="T9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9">ATENDIMENTO_INSUMO</text:p>
          </table:table-cell>
        </table:table-row>
        <table:table-row>
          <table:table-cell table:style-name="Tabela3.A2" office:value-type="string">
            <text:p text:style-name="P13"><text:s text:c="7"/><text:span text:style-name="T14">Ao <text:s/>criar um Atendimento, possibilitar a inclusão de 1 ou mais insumos informando</text:span></text:p>
            <text:p text:style-name="P14"/>
            <text:list xml:id="list3440360364" text:style-name="L6">
              <text:list-item>
                <text:p text:style-name="P35"><text:span text:style-name="T15">ID_</text:span><text:span text:style-name="T16">ATENDIMENTO</text:span>: ID_<text:span text:style-name="T14">ATENDIMENTO do atendimento atual</text:span></text:p>
              </text:list-item>
              <text:list-item>
                <text:p text:style-name="P35"><text:span text:style-name="T15">ID_</text:span><text:span text:style-name="T16">INSUMO</text:span>: Possibilitar a pesquisa na lista de <text:span text:style-name="T14">Insumos </text:span>cadastrados no sistema, utilizar como critério de busca <text:span text:style-name="T14">INSUMO</text:span>.<text:span text:style-name="T14">DESCRICAO</text:span></text:p>
              </text:list-item>
              <text:list-item>
                <text:p text:style-name="P37">QUANTIDADE_INSUMO</text:p>
              </text:list-item>
            </text:list>
            <text:p text:style-name="P14"/>
          </table:table-cell>
        </table:table-row>
      </table:table>
      <text:list xml:id="list183131656433519" text:continue-list="list348367124" text:style-name="L5">
        <text:list-header>
          <text:p text:style-name="P40"/>
        </text:list-header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9">ATENDIMENTO_<text:span text:style-name="T18">PROCEDIMENTO</text:span></text:p>
          </table:table-cell>
        </table:table-row>
        <table:table-row>
          <table:table-cell table:style-name="Tabela5.A2" office:value-type="string">
            <text:p text:style-name="P13"><text:s text:c="7"/><text:span text:style-name="T14">Ao <text:s/>criar <text:s/>um Atendimento, possibilitar a inclusão de 1 ou mais procedimentos </text:span></text:p>
            <text:p text:style-name="P14"/>
            <text:list xml:id="list2046831430" text:style-name="L7">
              <text:list-item>
                <text:p text:style-name="P36"><text:span text:style-name="T15">ID_</text:span><text:span text:style-name="T16">ATENDIMENTO</text:span>: ID_<text:span text:style-name="T14">ATENDIMENTO do atendimento atual</text:span></text:p>
              </text:list-item>
              <text:list-item>
                <text:p text:style-name="P36"><text:span text:style-name="T15">ID_</text:span><text:span text:style-name="T17">PROCEDIMENTO</text:span>: Possibilitar a pesquisa na lista de <text:span text:style-name="T18">procedimentos </text:span>cadastrados no sistema, utilizar como critério de busca <text:span text:style-name="T18">PROCEDIMENTO</text:span>.<text:span text:style-name="T14">DESCRICAO</text:span></text:p>
              </text:list-item>
            </text:list>
            <text:p text:style-name="P14"/>
          </table:table-cell>
        </table:table-row>
      </table:table>
      <text:list xml:id="list1336195858" text:style-name="L8">
        <text:list-header>
          <text:p text:style-name="P4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7:43:56.909000000</dc:date>
    <meta:editing-duration>PT1H19M17S</meta:editing-duration>
    <meta:editing-cycles>23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54" meta:word-count="192" meta:character-count="1448" meta:non-whitespace-character-count="1273"/>
  </office:meta>
</office:document-meta>
</file>